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381cm" fo:margin-left="-0.191cm" style:page-number="auto" table:align="left" style:writing-mode="lr-tb"/>
    </style:style>
    <style:style style:name="Table1.A" style:family="table-column">
      <style:table-column-properties style:column-width="5.44cm"/>
    </style:style>
    <style:style style:name="Table1.B" style:family="table-column">
      <style:table-column-properties style:column-width="7.5cm"/>
    </style:style>
    <style:style style:name="Table1.C" style:family="table-column">
      <style:table-column-properties style:column-width="4.441cm"/>
    </style:style>
    <style:style style:name="Table1.1" style:family="table-row">
      <style:table-row-properties style:min-row-height="0.545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4" style:family="table-row">
      <style:table-row-properties style:min-row-height="0.515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color="#000000" style:font-name="Courier New" fo:font-size="9pt" style:font-size-asian="9pt" style:font-name-complex="Courier New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Funktion</text:span></text:p>
          </table:table-cell>
          <table:table-cell table:style-name="Table1.A1" office:value-type="string">
            <text:p text:style-name="P1"><text:span text:style-name="T1">Forklaring</text:span></text:p>
          </table:table-cell>
          <table:table-cell table:style-name="Table1.A1" office:value-type="string">
            <text:p text:style-name="P1"><text:span text:style-name="T1">Eksempel</text:span></text:p>
          </table:table-cell>
        </table:table-row>
        <table:table-row table:style-name="Table1.1">
          <table:table-cell table:style-name="Table1.A1" office:value-type="string">
            <text:p text:style-name="P1">eig(A) <text:tab/></text:p>
          </table:table-cell>
          <table:table-cell table:style-name="Table1.A1" office:value-type="string">
            <text:p text:style-name="P1">finder eigenværdierne for 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[v,e]=eig(A)</text:p>
          </table:table-cell>
          <table:table-cell table:style-name="Table1.A1" office:value-type="string">
            <text:p text:style-name="P1">Finder eigen vektorer og eigen values for A</text:p>
          </table:table-cell>
          <table:table-cell table:style-name="Table1.A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1"><text:span text:style-name="T2">poly(A) / charpoly(sym(A))</text:span></text:p>
          </table:table-cell>
          <table:table-cell table:style-name="Table1.A1" office:value-type="string">
            <text:p text:style-name="P1">finder værdierne <text:s/>for det karakteristiske polynomium MED OMVENDT FORTEGN!!!! </text:p>
          </table:table-cell>
          <table:table-cell table:style-name="Table1.A1" office:value-type="string">
            <text:p text:style-name="P1"><text:span text:style-name="T2">f.eks. 1, -2, 3 -&gt; -1x^2+2x-3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det(A)</text:span></text:p>
          </table:table-cell>
          <table:table-cell table:style-name="Table1.A1" office:value-type="string">
            <text:p text:style-name="P1"><text:span text:style-name="T2">finder determinanten for A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"><text:span text:style-name="T2">rref(A)</text:span></text:p>
          </table:table-cell>
          <table:table-cell table:style-name="Table1.A1" office:value-type="string">
            <text:p text:style-name="P1"><text:span text:style-name="T2">reducerer matricen til echelon form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2">mldivide(A,B)</text:span></text:p>
          </table:table-cell>
          <table:table-cell table:style-name="Table1.A1" office:value-type="string">
            <text:p text:style-name="P1"><text:span text:style-name="T2">Løsning på AX=B</text:span></text:p>
          </table:table-cell>
          <table:table-cell table:style-name="Table1.A1" office:value-type="string">
            <text:p text:style-name="P1"><text:span text:style-name="T2">x = mldivide(A,B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Inv(A)</text:span></text:p>
          </table:table-cell>
          <table:table-cell table:style-name="Table1.A1" office:value-type="string">
            <text:p text:style-name="P1"><text:span text:style-name="T2">Returnerer den inverse matric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2">Eye(A) – eye(A,B)</text:span></text:p>
          </table:table-cell>
          <table:table-cell table:style-name="Table1.A1" office:value-type="string">
            <text:p text:style-name="P1">Laver et identity matrix på A rækker og B colonne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dot(a,b)</text:p>
          </table:table-cell>
          <table:table-cell table:style-name="Table1.A1" office:value-type="string">
            <text:p text:style-name="P1">Finder prikproduktet mellem to vektore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’</text:p>
          </table:table-cell>
          <table:table-cell table:style-name="Table1.A1" office:value-type="string">
            <text:p text:style-name="P1">Transpose af A</text:p>
          </table:table-cell>
          <table:table-cell table:style-name="Table1.A1" office:value-type="string">
            <text:p text:style-name="P1">A^T</text:p>
          </table:table-cell>
        </table:table-row>
        <table:table-row table:style-name="Table1.1">
          <table:table-cell table:style-name="Table1.A1" office:value-type="string">
            <text:p text:style-name="P1"><text:span text:style-name="T2">v2 = <text:s/>(dot(x1,x2)/dot(x1,x1))*x1</text:span></text:p>
          </table:table-cell>
          <table:table-cell table:style-name="Table1.A1" office:value-type="string">
            <text:p text:style-name="P1">V2 er projektionen af x2 på x1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2">Norm(A)</text:span></text:p>
          </table:table-cell>
          <table:table-cell table:style-name="Table1.A1" office:value-type="string">
            <text:p text:style-name="P1">Længden af en vektor/funktio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3">[U,S,V] = svd(X)</text:span></text:p>
          </table:table-cell>
          <table:table-cell table:style-name="Table1.A1" office:value-type="string">
            <text:p text:style-name="P1">Finder singular value deconpositio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3">syms a </text:span></text:p>
          </table:table-cell>
          <table:table-cell table:style-name="Table1.A1" office:value-type="string">
            <text:p text:style-name="P1">Definerer en variabel a, så kan man bruge de i stedet for et tal i en matrice – yes baby!!!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><text:span text:style-name="T2">Finde unitvektor : A / norm (A)</text:span></text:p>
      <text:p text:style-name="Standard">Format rat – output bliver brøk<text:bookmark text:name="_GoBack"/>er. </text:p>
      <text:p text:style-name="Standard"><text:span text:style-name="T2">Unit vector: u = v/|v|</text:span></text:p>
      <text:p text:style-name="Standard">Projektion (Otrhogonal basis)<text:line-break/>v2 = x2 - (dot(x1,x2)/dot(x1,x1))*x1</text:p>
      <text:p text:style-name="Standard">dot(v(:,1),v(:,2)) – tage del af en vektor </text:p>
      <text:p text:style-name="Standard"/>
      <text:p text:style-name="Standard"><text:span text:style-name="T1">Eigenvektorer og diagonalisering</text:span></text:p>
      <text:p text:style-name="Standard">Multiple eigenværdier der er ens, skal det tjekkes om de tilhørende eigenvektorer er orthogonale. Dvs. At tjekke om prikproduktet er 0. Hvis ikke, findes orthogonaliseringen vha. Gram schmidt !</text:p>
      <text:p text:style-name="Standard">dot(v(:,1),v(:,2)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a" fo:country="DK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da" fo:country="DK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therztar</meta:initial-creator>
    <dc:creator>Rasmus Bækgaard</dc:creator>
    <meta:editing-cycles>15</meta:editing-cycles>
    <meta:creation-date>2013-02-23T14:37:00</meta:creation-date>
    <dc:date>2013-08-04T13:58:53.37</dc:date>
    <meta:editing-duration>PT6M1S</meta:editing-duration>
    <meta:generator>OpenOffice/4.0.0$Win32 OpenOffice.org_project/400m3$Build-9702</meta:generator>
    <meta:document-statistic meta:table-count="1" meta:image-count="0" meta:object-count="0" meta:page-count="1" meta:paragraph-count="42" meta:word-count="192" meta:character-count="12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